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1d13c" officeooo:paragraph-rsid="0001d13c"/>
    </style:style>
    <style:style style:name="P2" style:family="paragraph" style:parent-style-name="Text_20_body">
      <style:text-properties officeooo:rsid="000a51cf" officeooo:paragraph-rsid="000a51cf"/>
    </style:style>
    <style:style style:name="P3" style:family="paragraph" style:parent-style-name="Title">
      <style:text-properties officeooo:rsid="0001d13c" officeooo:paragraph-rsid="0001d13c"/>
    </style:style>
    <style:style style:name="P4" style:family="paragraph" style:parent-style-name="Text_20_body" style:list-style-name="L1">
      <style:text-properties officeooo:paragraph-rsid="0001d13c"/>
    </style:style>
    <style:style style:name="P5" style:family="paragraph" style:parent-style-name="Text_20_body" style:list-style-name="L1">
      <style:text-properties officeooo:rsid="00065b3b" officeooo:paragraph-rsid="00065b3b"/>
    </style:style>
    <style:style style:name="P6" style:family="paragraph" style:parent-style-name="Text_20_body" style:list-style-name="L1">
      <style:text-properties officeooo:rsid="0007e069" officeooo:paragraph-rsid="0007e069"/>
    </style:style>
    <style:style style:name="P7" style:family="paragraph" style:parent-style-name="Text_20_body" style:list-style-name="L2">
      <style:text-properties officeooo:paragraph-rsid="0007e069"/>
    </style:style>
    <style:style style:name="P8" style:family="paragraph" style:parent-style-name="Text_20_body" style:list-style-name="L3">
      <style:text-properties officeooo:rsid="00090469" officeooo:paragraph-rsid="0009c39c"/>
    </style:style>
    <style:style style:name="P9" style:family="paragraph" style:parent-style-name="Text_20_body" style:list-style-name="L3">
      <style:text-properties officeooo:rsid="000a51cf" officeooo:paragraph-rsid="000a51cf"/>
    </style:style>
    <style:style style:name="P10" style:family="paragraph" style:parent-style-name="Text_20_body">
      <style:text-properties officeooo:rsid="000a51cf" officeooo:paragraph-rsid="000a51cf"/>
    </style:style>
    <style:style style:name="P11" style:family="paragraph" style:parent-style-name="Text_20_body" style:list-style-name="L4">
      <style:text-properties officeooo:paragraph-rsid="000b3149"/>
    </style:style>
    <style:style style:name="P12" style:family="paragraph" style:parent-style-name="Text_20_body" style:list-style-name="L1">
      <style:text-properties officeooo:rsid="0011a251" officeooo:paragraph-rsid="0011a251"/>
    </style:style>
    <style:style style:name="P13" style:family="paragraph" style:parent-style-name="Text_20_body" style:list-style-name="L1">
      <style:text-properties officeooo:rsid="00139bde" officeooo:paragraph-rsid="00139bde"/>
    </style:style>
    <style:style style:name="P14" style:family="paragraph" style:parent-style-name="Text_20_body" style:list-style-name="L1">
      <style:text-properties officeooo:rsid="0017b716" officeooo:paragraph-rsid="0017b716"/>
    </style:style>
    <style:style style:name="P15" style:family="paragraph" style:parent-style-name="Text_20_body" style:list-style-name="L3">
      <style:text-properties officeooo:rsid="0017b716" officeooo:paragraph-rsid="0017b716"/>
    </style:style>
    <style:style style:name="P16" style:family="paragraph" style:parent-style-name="Heading_20_1">
      <style:text-properties officeooo:rsid="0001d13c" officeooo:paragraph-rsid="0001d13c"/>
    </style:style>
    <style:style style:name="P17" style:family="paragraph" style:parent-style-name="Heading_20_1">
      <style:text-properties officeooo:rsid="0007e069" officeooo:paragraph-rsid="0007e069"/>
    </style:style>
    <style:style style:name="P18" style:family="paragraph" style:parent-style-name="Heading_20_1">
      <style:text-properties officeooo:rsid="000b3149" officeooo:paragraph-rsid="000b3149"/>
    </style:style>
    <style:style style:name="T1" style:family="text">
      <style:text-properties officeooo:rsid="0001d13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a251"/>
    </style:style>
    <style:style style:name="T4" style:family="text">
      <style:text-properties officeooo:rsid="0009c39c"/>
    </style:style>
    <style:style style:name="T5" style:family="text">
      <style:text-properties officeooo:rsid="000b3149"/>
    </style:style>
    <style:style style:name="T6" style:family="text">
      <style:text-properties officeooo:rsid="0011a251"/>
    </style:style>
    <style:style style:name="T7" style:family="text">
      <style:text-properties officeooo:rsid="0012fcf6"/>
    </style:style>
    <style:style style:name="T8" style:family="text">
      <style:text-properties officeooo:rsid="00152420"/>
    </style:style>
    <style:style style:name="T9" style:family="text">
      <style:text-properties officeooo:rsid="0015bcc1"/>
    </style:style>
    <style:style style:name="T10" style:family="text">
      <style:text-properties officeooo:rsid="0017b716"/>
    </style:style>
    <style:style style:name="T11" style:family="text">
      <style:text-properties officeooo:rsid="0019536c"/>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P Übung 3</text:p>
      <text:p text:style-name="Subtitle"><text:tab/><text:span text:style-name="T1">Quang Duy Nguyen, Egemen Ulutürk, Leonard Bongard</text:span></text:p>
      <text:h text:style-name="P16" text:outline-level="1">Aufgabe 1</text:h>
      <text:list xml:id="list2007627100" text:style-name="L1">
        <text:list-item>
          <text:p text:style-name="P4"><text:tab/><text:span text:style-name="T1">5 Wäscheladungen sequentiell ausführen</text:span></text:p>
        </text:list-item>
      </text:list>
      <text:p text:style-name="P1"><text:tab/>also brauchen wir pro Wäsche die zu waschen ist 3 Stunden. Wenn wir also <text:tab/>5 Wäschen haben, brauchen wir <text:span text:style-name="T2">3*5=15</text:span> Stunden.</text:p>
      <text:list xml:id="list114628535253618" text:continue-numbering="true" text:style-name="L1">
        <text:list-item>
          <text:p text:style-name="P12">Wir verteilen die Ladungen <text:s/>an die Wäscher. <text:s/><text:span text:style-name="T7">Jeder Wäscher holt sich eine Ladung der Wäsche und wäscht diese. Wenn er fertig ist, dann schaut er ob es noch weitere Wäschen gibt und wenn ja nimmt er sich eine weitere Wäsche und wäscht diese auch. Wenn es keine Wäsche mehr gibt ist er fertig.<text:tab/><text:tab/><text:tab/><text:tab/><text:tab/><text:tab/><text:tab/></text:span><draw:frame draw:style-name="fr1" draw:name="Object1" text:anchor-type="as-char" svg:y="-0.1402in" svg:width="0.3311in" svg:height="0.1811in" draw:z-index="0"><draw:object xlink:href="./Object 1" xlink:type="simple" xlink:show="embed" xlink:actuate="onLoad"/><draw:image xlink:href="./ObjectReplacements/Object 1" xlink:type="simple" xlink:show="embed" xlink:actuate="onLoad"/></draw:frame></text:p>
          <text:p text:style-name="P13">Das Schema <text:span text:style-name="T8">der Arbeitsteilung</text:span> ist<text:span text:style-name="T8"> „data decomposation“</text:span>.</text:p>
          <text:p text:style-name="P5"><text:span text:style-name="T9">Dauer der Wäsche nach Anzahl der Freunde:</text:span></text:p>
          <text:p text:style-name="P5">1 weiterer Freund: Muss jeder min 2mal und einer auch 3mal. Also ist die min Laufzeit: 3*3=9</text:p>
          <text:p text:style-name="P5">ab 2-<text:span text:style-name="T6">3</text:span> Freunden: Muss jeder min 1mal und manche auch 2mal. Also ist die min Laufzeit: 2*3=6</text:p>
          <text:p text:style-name="P5">ab <text:span text:style-name="T6">4</text:span> Freunden: Muss solange noch wäschen übrig sind 1 mal waschen. Also ist die min Laufzeit: 1*3=3</text:p>
          <text:p text:style-name="P14">Mehr Freunde als Anzahl Freunde ändert nichts an der Dauer die wir zum waschen brauchen.</text:p>
          <text:p text:style-name="P5"/>
        </text:list-item>
        <text:list-item>
          <text:p text:style-name="P6">parallisiert alleine arbeiten.</text:p>
          <text:p text:style-name="P6">Wir fangen an eine wäsche zu waschen. Nachdem die erste Wäsche gewaschen ist, kommt sie in den Trockner und gleichzeitig können wir mit der nächsten Wäsche anfangen. Nach dem Trockner fertig ist, können wir anfangen zu bügeln, die nächste Wäsche in den Trockner werfen und noch eine Wäsche anfangen, so kann nacheinander parallisiert werden. //<text:span text:style-name="T10">TODO Schema der Parallelisierung aufmalen</text:span></text:p>
          <text:p text:style-name="P14">Das Schema der Arbeitsteilung: „piplining pattern“ </text:p>
          <text:p text:style-name="P6"><text:soft-page-break/>Die Arbeit dauert min <text:span text:style-name="T2">3+1+1</text:span><text:span text:style-name="T3">+1+1</text:span><text:span text:style-name="T2"> = </text:span><text:span text:style-name="T3">7</text:span><text:span text:style-name="T2"> Stunden</text:span>. Für jede Wäsche kommt eine Stunde hinzu.</text:p>
        </text:list-item>
      </text:list>
      <text:h text:style-name="P17" text:outline-level="1">Aufgabe 2</text:h>
      <text:list xml:id="list85565327" text:style-name="L2">
        <text:list-header>
          <text:p text:style-name="P7"/>
        </text:list-header>
      </text:list>
      <text:list xml:id="list2849456511" text:style-name="L3">
        <text:list-item>
          <text:p text:style-name="P8">Alle stehen im Kreis: <text:span text:style-name="T4">tc(Komm mit nachbarn)+ta+tc(jeder zweite Komm mit anderen Nachbarn)+ta+tc(gib Ergebnis an Nachbarn weiter)+tc(gib Ergebnis an Nachbarn weiter) +ta (Rechne beide Seiten des Kreises zusammen.</text:span></text:p>
          <text:p text:style-name="P15">Also Zeit = 4*tc + 4*ta</text:p>
        </text:list-item>
        <text:list-item>
          <text:p text:style-name="P9">Alle stehen in einem 4 x 2 Gitter: tc(Komm mit Nachbarn in der Zeile des Gitters(wo 4 Leute stehen)) + ta + tc(Komm mit Nachbar in der 4er Zeile) + ta + tc(Komm mit den Leuten aus der anderen 4er zeile) +ta</text:p>
          <text:p text:style-name="P15">Also Zeit = 3*tc + 3*ta</text:p>
        </text:list-item>
      </text:list>
      <text:p text:style-name="P2"><text:tab/>//TODO Abbildungen davon malen. <text:span text:style-name="T5">Ich mache das auf meinem Tablet</text:span></text:p>
      <text:p text:style-name="P2"/>
      <text:h text:style-name="P18" text:outline-level="1">Aufgabe 3</text:h>
      <text:list xml:id="list1450030441" text:style-name="L4">
        <text:list-item>
          <text:p text:style-name="P11">Die Verbesserung um Faktor 8 ist besser als die andere. <text:span text:style-name="T10">D</text:span>a <text:span text:style-name="T10">die</text:span> 1.5-fache <text:span text:style-name="T10">Verbesserung die </text:span>Anwendung um den Faktor 1.5 * 0.6 = 0.9 und die <text:tab/> <text:s text:c="6"/>8-fache <text:span text:style-name="T10">Verbesserung</text:span> die Anwendung um den Faktor 8 * (0,6 * 0,25) = 1,2 verbessert.</text:p>
        </text:list-item>
        <text:list-item>
          <text:p text:style-name="P11">16 * 0,9 = 14,4, also 14,4-fache <text:span text:style-name="T11">V</text:span>erbesserung</text:p>
        </text:list-item>
        <text:list-item>
          <text:p text:style-name="P11">10 / 16 = 0,625 also 62,5%</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3:59:29.200253081</meta:creation-date>
    <dc:date>2019-01-17T11:41:53.816404854</dc:date>
    <meta:editing-duration>PT50M28S</meta:editing-duration>
    <meta:editing-cycles>12</meta:editing-cycles>
    <meta:generator>LibreOffice/6.0.7.3.0$Linux_X86_64 LibreOffice_project/00m0$Build-3</meta:generator>
    <meta:document-statistic meta:table-count="0" meta:image-count="0" meta:object-count="1" meta:page-count="2" meta:paragraph-count="26" meta:word-count="413" meta:character-count="2405" meta:non-whitespace-character-count="2003"/>
  </office:meta>
</office:document-meta>
</file>

<file path=Object 1/content.xml><?xml version="1.0" encoding="utf-8"?>
<math xmlns="http://www.w3.org/1998/Math/MathML" display="block">
  <semantics>
    <mrow>
      <mo fence="true" stretchy="false">⌈</mo>
      <mrow>
        <mi mathvariant="normal">❑</mi>
      </mrow>
      <mo fence="true" stretchy="false">⌉</mo>
    </mrow>
    <annotation encoding="StarMath 5.0">lceil &lt;?&gt; rceil </annotation>
  </semantics>
</math>
</file>